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2">
      <style:table-cell-properties fo:border="0.74pt solid #000000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rus-density-report-250x250" table:style-name="ta1">
        <table:shapes>
          <draw:frame draw:z-index="0" draw:style-name="gr1" draw:text-style-name="P1" svg:width="565.26pt" svg:height="374.4pt" svg:x="362.89pt" svg:y="14.88pt">
            <draw:object draw:notify-on-update-of-ranges="'torus-density-report-250x250'.A2:'torus-density-report-250x250'.A81 'torus-density-report-250x250'.E2:'torus-density-report-250x250'.E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row table:style-name="ro1">
          <table:table-cell table:style-name="ce1" office:value-type="string" calcext:value-type="string">
            <text:p>Quenns(%)</text:p>
          </table:table-cell>
          <table:table-cell table:style-name="ce1" office:value-type="string" calcext:value-type="string">
            <text:p>Queens</text:p>
          </table:table-cell>
          <table:table-cell table:style-name="ce1" office:value-type="string" calcext:value-type="string">
            <text:p>Cells Under Fire(CUF)</text:p>
          </table:table-cell>
          <table:table-cell table:style-name="ce1" office:value-type="string" calcext:value-type="string">
            <text:p>Desk Space(DS)</text:p>
          </table:table-cell>
          <table:table-cell table:style-name="ce2" office:value-type="string" calcext:value-type="string">
            <text:p>CUF/DS ratio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6" calcext:value-type="float">
            <text:p>996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015936" calcext:value-type="float">
            <text:p>0.0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54" calcext:value-type="float">
            <text:p>2954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047264" calcext:value-type="float">
            <text:p>0.0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91" calcext:value-type="float">
            <text:p>5791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092656" calcext:value-type="float">
            <text:p>0.09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40" calcext:value-type="float">
            <text:p>7640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12224" calcext:value-type="float">
            <text:p>0.1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325" calcext:value-type="float">
            <text:p>10325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1652" calcext:value-type="float">
            <text:p>0.17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042" calcext:value-type="float">
            <text:p>12042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192672" calcext:value-type="float">
            <text:p>0.19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568" calcext:value-type="float">
            <text:p>14568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233088" calcext:value-type="float">
            <text:p>0.23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89" calcext:value-type="float">
            <text:p>16189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259024" calcext:value-type="float">
            <text:p>0.2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565" calcext:value-type="float">
            <text:p>18565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29704" calcext:value-type="float">
            <text:p>0.3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068" calcext:value-type="float">
            <text:p>20068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321088" calcext:value-type="float">
            <text:p>0.3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255" calcext:value-type="float">
            <text:p>22255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35608" calcext:value-type="float">
            <text:p>0.36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692" calcext:value-type="float">
            <text:p>23692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379072" calcext:value-type="float">
            <text:p>0.38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684" calcext:value-type="float">
            <text:p>25684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410944" calcext:value-type="float">
            <text:p>0.41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7053" calcext:value-type="float">
            <text:p>27053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432848" calcext:value-type="float">
            <text:p>0.43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8965" calcext:value-type="float">
            <text:p>28965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46344" calcext:value-type="float">
            <text:p>0.46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239" calcext:value-type="float">
            <text:p>30239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483824" calcext:value-type="float">
            <text:p>0.48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2015" calcext:value-type="float">
            <text:p>32015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51224" calcext:value-type="float">
            <text:p>0.51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3118" calcext:value-type="float">
            <text:p>33118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529888" calcext:value-type="float">
            <text:p>0.53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4830" calcext:value-type="float">
            <text:p>34830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55728" calcext:value-type="float">
            <text:p>0.56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5884" calcext:value-type="float">
            <text:p>35884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574144" calcext:value-type="float">
            <text:p>0.57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7457" calcext:value-type="float">
            <text:p>37457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599312" calcext:value-type="float">
            <text:p>0.6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8482" calcext:value-type="float">
            <text:p>38482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615712" calcext:value-type="float">
            <text:p>0.62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9931" calcext:value-type="float">
            <text:p>39931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638896" calcext:value-type="float">
            <text:p>0.64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0837" calcext:value-type="float">
            <text:p>40837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653392" calcext:value-type="float">
            <text:p>0.65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2110" calcext:value-type="float">
            <text:p>42110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67376" calcext:value-type="float">
            <text:p>0.67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2994" calcext:value-type="float">
            <text:p>42994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687904" calcext:value-type="float">
            <text:p>0.69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4161" calcext:value-type="float">
            <text:p>44161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706576" calcext:value-type="float">
            <text:p>0.71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4995" calcext:value-type="float">
            <text:p>44995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71992" calcext:value-type="float">
            <text:p>0.72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6080" calcext:value-type="float">
            <text:p>46080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73728" calcext:value-type="float">
            <text:p>0.74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6839" calcext:value-type="float">
            <text:p>46839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749424" calcext:value-type="float">
            <text:p>0.75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7884" calcext:value-type="float">
            <text:p>47884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766144" calcext:value-type="float">
            <text:p>0.77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8501" calcext:value-type="float">
            <text:p>48501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776016" calcext:value-type="float">
            <text:p>0.78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9542" calcext:value-type="float">
            <text:p>49542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792672" calcext:value-type="float">
            <text:p>0.79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0165" calcext:value-type="float">
            <text:p>50165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80264" calcext:value-type="float">
            <text:p>0.80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0898" calcext:value-type="float">
            <text:p>50898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814368" calcext:value-type="float">
            <text:p>0.81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1461" calcext:value-type="float">
            <text:p>51461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823376" calcext:value-type="float">
            <text:p>0.82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2265" calcext:value-type="float">
            <text:p>52265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83624" calcext:value-type="float">
            <text:p>0.84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2796" calcext:value-type="float">
            <text:p>52796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844736" calcext:value-type="float">
            <text:p>0.84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3559" calcext:value-type="float">
            <text:p>53559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856944" calcext:value-type="float">
            <text:p>0.86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3894" calcext:value-type="float">
            <text:p>53894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862304" calcext:value-type="float">
            <text:p>0.86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54628" calcext:value-type="float">
            <text:p>54628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874048" calcext:value-type="float">
            <text:p>0.87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54955" calcext:value-type="float">
            <text:p>54955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87928" calcext:value-type="float">
            <text:p>0.88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55672" calcext:value-type="float">
            <text:p>55672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890752" calcext:value-type="float">
            <text:p>0.89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6070" calcext:value-type="float">
            <text:p>56070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89712" calcext:value-type="float">
            <text:p>0.90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56532" calcext:value-type="float">
            <text:p>56532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04512" calcext:value-type="float">
            <text:p>0.90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6908" calcext:value-type="float">
            <text:p>56908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10528" calcext:value-type="float">
            <text:p>0.91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57330" calcext:value-type="float">
            <text:p>57330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1728" calcext:value-type="float">
            <text:p>0.92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57708" calcext:value-type="float">
            <text:p>57708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23328" calcext:value-type="float">
            <text:p>0.92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58077" calcext:value-type="float">
            <text:p>58077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29232" calcext:value-type="float">
            <text:p>0.93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58302" calcext:value-type="float">
            <text:p>58302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32832" calcext:value-type="float">
            <text:p>0.93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8767" calcext:value-type="float">
            <text:p>58767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40272" calcext:value-type="float">
            <text:p>0.94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8942" calcext:value-type="float">
            <text:p>58942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43072" calcext:value-type="float">
            <text:p>0.94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59307" calcext:value-type="float">
            <text:p>59307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48912" calcext:value-type="float">
            <text:p>0.95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59482" calcext:value-type="float">
            <text:p>59482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51712" calcext:value-type="float">
            <text:p>0.95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59871" calcext:value-type="float">
            <text:p>59871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57936" calcext:value-type="float">
            <text:p>0.96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59960" calcext:value-type="float">
            <text:p>59960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5936" calcext:value-type="float">
            <text:p>0.96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60257" calcext:value-type="float">
            <text:p>60257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64112" calcext:value-type="float">
            <text:p>0.96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60408" calcext:value-type="float">
            <text:p>60408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66528" calcext:value-type="float">
            <text:p>0.97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60612" calcext:value-type="float">
            <text:p>60612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69792" calcext:value-type="float">
            <text:p>0.97</text:p>
          </table:table-cell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60755" calcext:value-type="float">
            <text:p>60755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7208" calcext:value-type="float">
            <text:p>0.97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60957" calcext:value-type="float">
            <text:p>60957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75312" calcext:value-type="float">
            <text:p>0.98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61053" calcext:value-type="float">
            <text:p>61053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76848" calcext:value-type="float">
            <text:p>0.98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61275" calcext:value-type="float">
            <text:p>61275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804" calcext:value-type="float">
            <text:p>0.98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61333" calcext:value-type="float">
            <text:p>61333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81328" calcext:value-type="float">
            <text:p>0.98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61493" calcext:value-type="float">
            <text:p>61493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83888" calcext:value-type="float">
            <text:p>0.98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61614" calcext:value-type="float">
            <text:p>61614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85824" calcext:value-type="float">
            <text:p>0.99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61690" calcext:value-type="float">
            <text:p>61690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8704" calcext:value-type="float">
            <text:p>0.99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61795" calcext:value-type="float">
            <text:p>61795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8872" calcext:value-type="float">
            <text:p>0.99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61865" calcext:value-type="float">
            <text:p>61865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8984" calcext:value-type="float">
            <text:p>0.99</text:p>
          </table:table-cell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61936" calcext:value-type="float">
            <text:p>61936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90976" calcext:value-type="float">
            <text:p>0.99</text:p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62032" calcext:value-type="float">
            <text:p>62032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92512" calcext:value-type="float">
            <text:p>0.99</text:p>
          </table:table-cell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62092" calcext:value-type="float">
            <text:p>62092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93472" calcext:value-type="float">
            <text:p>0.99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62134" calcext:value-type="float">
            <text:p>62134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94144" calcext:value-type="float">
            <text:p>0.99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62200" calcext:value-type="float">
            <text:p>62200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952" calcext:value-type="float">
            <text:p>1.00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62237" calcext:value-type="float">
            <text:p>62237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95792" calcext:value-type="float">
            <text:p>1.00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62283" calcext:value-type="float">
            <text:p>62283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96528" calcext:value-type="float">
            <text:p>1.00</text:p>
          </table:table-cell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62310" calcext:value-type="float">
            <text:p>62310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9696" calcext:value-type="float">
            <text:p>1.00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62344" calcext:value-type="float">
            <text:p>62344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97504" calcext:value-type="float">
            <text:p>1.00</text:p>
          </table:table-cell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62371" calcext:value-type="float">
            <text:p>62371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97936" calcext:value-type="float">
            <text:p>1.00</text:p>
          </table:table-cell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62387" calcext:value-type="float">
            <text:p>62387</text:p>
          </table:table-cell>
          <table:table-cell table:style-name="ce1" office:value-type="float" office:value="62500" calcext:value-type="float">
            <text:p>62500</text:p>
          </table:table-cell>
          <table:table-cell table:style-name="ce2" office:value-type="float" office:value="0.998192" calcext:value-type="float">
            <text:p>1.00</text:p>
          </table:table-cell>
        </table:table-row>
        <table:table-row table:style-name="ro1" table:number-rows-repeated="104849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9T14:59:41.416729148</dc:date>
    <meta:editing-duration>PT5M7S</meta:editing-duration>
    <meta:editing-cycles>1</meta:editing-cycles>
    <meta:document-statistic meta:table-count="1" meta:cell-count="405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203cm" svg:stroke-color="#ce181e" draw:fill-color="#ce181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942cm" svg:height="13.209cm" xlink:href=".." xlink:type="simple" chart:class="chart:scatter" chart:style-name="ch1">
        <chart:legend chart:legend-position="end" svg:x="17.09cm" svg:y="6.344cm" style:legend-expansion="high" chart:style-name="ch2"/>
        <chart:plot-area chart:style-name="ch3" table:cell-range-address="'torus-density-report-250x250'.A2:'torus-density-report-250x250'.A81 'torus-density-report-250x250'.E2:'torus-density-report-250x250'.E81" svg:x="0.398cm" svg:y="0.264cm" svg:width="16.294cm" svg:height="12.681cm">
          <chartooo:coordinate-region svg:x="1.31cm" svg:y="0.425cm" svg:width="15.195cm" svg:height="11.9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orus-density-report-250x250'.E2:'torus-density-report-250x250'.E81" chart:class="chart:scatter">
            <chart:domain table:cell-range-address="'torus-density-report-250x250'.A2:'torus-density-report-250x250'.A81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orus-density-report-250x250'.A2:'torus-density-report-250x250'.A81</svg:desc>
                </draw:g>
              </table:table-cell>
              <table:table-cell office:value-type="float" office:value="0.015936">
                <text:p>0.015936</text:p>
                <draw:g>
                  <svg:desc>'torus-density-report-250x250'.E2:'torus-density-report-250x250'.E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7264">
                <text:p>0.047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92656">
                <text:p>0.092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2224">
                <text:p>0.12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652">
                <text:p>0.1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92672">
                <text:p>0.192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33088">
                <text:p>0.233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59024">
                <text:p>0.259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9704">
                <text:p>0.297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21088">
                <text:p>0.321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5608">
                <text:p>0.356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379072">
                <text:p>0.379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410944">
                <text:p>0.4109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432848">
                <text:p>0.4328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46344">
                <text:p>0.46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483824">
                <text:p>0.4838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1224">
                <text:p>0.51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29888">
                <text:p>0.529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5728">
                <text:p>0.557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574144">
                <text:p>0.5741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99312">
                <text:p>0.5993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615712">
                <text:p>0.6157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638896">
                <text:p>0.6388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653392">
                <text:p>0.6533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67376">
                <text:p>0.67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687904">
                <text:p>0.6879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706576">
                <text:p>0.7065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71992">
                <text:p>0.719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73728">
                <text:p>0.737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749424">
                <text:p>0.749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766144">
                <text:p>0.7661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776016">
                <text:p>0.776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792672">
                <text:p>0.7926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80264">
                <text:p>0.80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814368">
                <text:p>0.8143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823376">
                <text:p>0.8233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83624">
                <text:p>0.836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844736">
                <text:p>0.8447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856944">
                <text:p>0.856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862304">
                <text:p>0.862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874048">
                <text:p>0.8740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87928">
                <text:p>0.879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890752">
                <text:p>0.8907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89712">
                <text:p>0.897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904512">
                <text:p>0.9045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10528">
                <text:p>0.9105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1728">
                <text:p>0.917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923328">
                <text:p>0.9233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929232">
                <text:p>0.9292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932832">
                <text:p>0.9328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940272">
                <text:p>0.940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943072">
                <text:p>0.9430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948912">
                <text:p>0.9489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951712">
                <text:p>0.9517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957936">
                <text:p>0.9579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5936">
                <text:p>0.959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964112">
                <text:p>0.9641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966528">
                <text:p>0.9665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969792">
                <text:p>0.9697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97208">
                <text:p>0.972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975312">
                <text:p>0.9753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976848">
                <text:p>0.9768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9804">
                <text:p>0.98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981328">
                <text:p>0.9813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983888">
                <text:p>0.9838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985824">
                <text:p>0.9858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98704">
                <text:p>0.987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98872">
                <text:p>0.988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98984">
                <text:p>0.989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990976">
                <text:p>0.9909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992512">
                <text:p>0.9925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993472">
                <text:p>0.9934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994144">
                <text:p>0.9941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9952">
                <text:p>0.99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995792">
                <text:p>0.9957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996528">
                <text:p>0.9965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99696">
                <text:p>0.996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997504">
                <text:p>0.9975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997936">
                <text:p>0.9979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998192">
                <text:p>0.998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